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[.$A2]=&quot;aStar&quot;)" style:apply-style-name="BG_20_Blue_20_100" style:base-cell-address="PathSearchBenchmark.A2"/>
      <style:map style:condition="is-true-formula([.$A2]=&quot;aStar2MultiPath&quot;)" style:apply-style-name="BG_20_Light_20_Blue_20_100" style:base-cell-address="PathSearchBenchmark.A2"/>
      <style:map style:condition="is-true-formula([.$A2]=&quot;aStarSinglePath&quot;)" style:apply-style-name="BG_20_Amber_20_100" style:base-cell-address="PathSearchBenchmark.A2"/>
      <style:map style:condition="is-true-formula([.$A2]=&quot;aStar2&quot;)" style:apply-style-name="BG_20_Amber_20_200" style:base-cell-address="PathSearchBenchmark.A2"/>
    </style:style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3">
      <style:map style:condition="is-true-formula([.$A2]=&quot;aStar&quot;)" style:apply-style-name="BG_20_Blue_20_100" style:base-cell-address="PathSearchBenchmark.A2"/>
      <style:map style:condition="is-true-formula([.$A2]=&quot;aStar2MultiPath&quot;)" style:apply-style-name="BG_20_Light_20_Blue_20_100" style:base-cell-address="PathSearchBenchmark.A2"/>
      <style:map style:condition="is-true-formula([.$A2]=&quot;aStarSinglePath&quot;)" style:apply-style-name="BG_20_Amber_20_100" style:base-cell-address="PathSearchBenchmark.A2"/>
      <style:map style:condition="is-true-formula([.$A2]=&quot;aStar2&quot;)" style:apply-style-name="BG_20_Amber_20_200" style:base-cell-address="PathSearchBenchmark.A2"/>
    </style:style>
    <style:style style:name="ce5" style:family="table-cell" style:parent-style-name="Default" style:data-style-name="N3"/>
    <style:style style:name="ce11" style:family="table-cell" style:parent-style-name="Default" style:data-style-name="N11">
      <style:map style:condition="is-true-formula([.$A2]=&quot;aStar&quot;)" style:apply-style-name="BG_20_Blue_20_100" style:base-cell-address="PathSearchBenchmark.A2"/>
      <style:map style:condition="is-true-formula([.$A2]=&quot;aStar2MultiPath&quot;)" style:apply-style-name="BG_20_Light_20_Blue_20_100" style:base-cell-address="PathSearchBenchmark.A2"/>
      <style:map style:condition="is-true-formula([.$A2]=&quot;aStarSinglePath&quot;)" style:apply-style-name="BG_20_Amber_20_100" style:base-cell-address="PathSearchBenchmark.A2"/>
      <style:map style:condition="is-true-formula([.$A2]=&quot;aStar2&quot;)" style:apply-style-name="BG_20_Amber_20_200" style:base-cell-address="PathSearchBenchmark.A2"/>
    </style:style>
    <style:style style:name="ce14" style:family="table-cell" style:parent-style-name="Default">
      <style:map style:condition="is-true-formula([.$A2]=&quot;aStar&quot;)" style:apply-style-name="BG_20_Light_20_Blue_20_100" style:base-cell-address="'2023-11-21'.A2"/>
      <style:map style:condition="is-true-formula([.$A2]=&quot;aStar2&quot;)" style:apply-style-name="BG_20_Amber_20_100" style:base-cell-address="'2023-11-21'.A2"/>
      <style:map style:condition="is-true-formula([.$A2]=&quot;aStarMultiPath&quot;)" style:apply-style-name="BG_20_Blue_20_100" style:base-cell-address="'2023-11-21'.A2"/>
      <style:map style:condition="is-true-formula([.$A2]=&quot;aStarMultiPath2&quot;)" style:apply-style-name="BG_20_Amber_20_200" style:base-cell-address="'2023-11-21'.A2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3">
      <style:map style:condition="is-true-formula([.$A2]=&quot;aStar&quot;)" style:apply-style-name="BG_20_Light_20_Blue_20_100" style:base-cell-address="'2023-11-21'.A2"/>
      <style:map style:condition="is-true-formula([.$A2]=&quot;aStar2&quot;)" style:apply-style-name="BG_20_Amber_20_100" style:base-cell-address="'2023-11-21'.A2"/>
      <style:map style:condition="is-true-formula([.$A2]=&quot;aStarMultiPath&quot;)" style:apply-style-name="BG_20_Blue_20_100" style:base-cell-address="'2023-11-21'.A2"/>
      <style:map style:condition="is-true-formula([.$A2]=&quot;aStarMultiPath2&quot;)" style:apply-style-name="BG_20_Amber_20_200" style:base-cell-address="'2023-11-21'.A2"/>
    </style:style>
    <style:style style:name="ce17" style:family="table-cell" style:parent-style-name="Default" style:data-style-name="N11">
      <style:map style:condition="is-true-formula([.$A2]=&quot;aStar&quot;)" style:apply-style-name="BG_20_Light_20_Blue_20_100" style:base-cell-address="'2023-11-21'.A2"/>
      <style:map style:condition="is-true-formula([.$A2]=&quot;aStar2&quot;)" style:apply-style-name="BG_20_Amber_20_100" style:base-cell-address="'2023-11-21'.A2"/>
      <style:map style:condition="is-true-formula([.$A2]=&quot;aStarMultiPath&quot;)" style:apply-style-name="BG_20_Blue_20_100" style:base-cell-address="'2023-11-21'.A2"/>
      <style:map style:condition="is-true-formula([.$A2]=&quot;aStarMultiPath2&quot;)" style:apply-style-name="BG_20_Amber_20_200" style:base-cell-address="'2023-11-21'.A2"/>
    </style:style>
    <style:style style:name="ce18" style:family="table-cell" style:parent-style-name="Default">
      <style:map style:condition="is-true-formula([.$A2]=&quot;aStar&quot;)" style:apply-style-name="BG_20_Light_20_Blue_20_100" style:base-cell-address="'2023-11-24'.A2"/>
      <style:map style:condition="is-true-formula([.$A2]=&quot;aStar2&quot;)" style:apply-style-name="BG_20_Amber_20_100" style:base-cell-address="'2023-11-24'.A2"/>
      <style:map style:condition="is-true-formula([.$A2]=&quot;aStarMultiPath&quot;)" style:apply-style-name="BG_20_Blue_20_100" style:base-cell-address="'2023-11-24'.A2"/>
      <style:map style:condition="is-true-formula([.$A2]=&quot;aStarMultiPath2&quot;)" style:apply-style-name="BG_20_Amber_20_200" style:base-cell-address="'2023-11-24'.A2"/>
    </style:style>
    <style:style style:name="ce19" style:family="table-cell" style:parent-style-name="Default" style:data-style-name="N3">
      <style:map style:condition="is-true-formula([.$A2]=&quot;aStar&quot;)" style:apply-style-name="BG_20_Light_20_Blue_20_100" style:base-cell-address="'2023-11-24'.A2"/>
      <style:map style:condition="is-true-formula([.$A2]=&quot;aStar2&quot;)" style:apply-style-name="BG_20_Amber_20_100" style:base-cell-address="'2023-11-24'.A2"/>
      <style:map style:condition="is-true-formula([.$A2]=&quot;aStarMultiPath&quot;)" style:apply-style-name="BG_20_Blue_20_100" style:base-cell-address="'2023-11-24'.A2"/>
      <style:map style:condition="is-true-formula([.$A2]=&quot;aStarMultiPath2&quot;)" style:apply-style-name="BG_20_Amber_20_200" style:base-cell-address="'2023-11-24'.A2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1">
      <style:map style:condition="is-true-formula([.$A2]=&quot;aStar&quot;)" style:apply-style-name="BG_20_Light_20_Blue_20_100" style:base-cell-address="'2023-11-24'.A2"/>
      <style:map style:condition="is-true-formula([.$A2]=&quot;aStar2&quot;)" style:apply-style-name="BG_20_Amber_20_100" style:base-cell-address="'2023-11-24'.A2"/>
      <style:map style:condition="is-true-formula([.$A2]=&quot;aStarMultiPath&quot;)" style:apply-style-name="BG_20_Blue_20_100" style:base-cell-address="'2023-11-24'.A2"/>
      <style:map style:condition="is-true-formula([.$A2]=&quot;aStarMultiPath2&quot;)" style:apply-style-name="BG_20_Amber_20_200" style:base-cell-address="'2023-11-24'.A2"/>
    </style:style>
    <style:style style:name="ce2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athSearch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ce5"/>
        <table:table-column table:style-name="co5" table:default-cell-style-name="Default"/>
        <table:table-column table:style-name="co6" table:number-columns-repeated="16376" table:default-cell-style-name="Default"/>
        <table:table-row table:style-name="ro1">
          <table:table-cell table:style-name="ce1" office:value-type="string" calcext:value-type="string">
            <text:p>PathSearchBenchmark</text:p>
          </table:table-cell>
          <table:table-cell table:style-name="ce1" office:value-type="string" calcext:value-type="string">
            <text:p>size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vs. aStar (OG)</text:p>
          </table:table-cell>
          <table:table-cell table:style-name="ce3" office:value-type="string" calcext:value-type="string">
            <text:p>Multi vs. Single</text:p>
          </table:table-cell>
          <table:table-cell table:style-name="ce3" office:value-type="string" calcext:value-type="string">
            <text:p>Single vs. Multi</text:p>
          </table:table-cell>
          <table:table-cell table:style-name="ce3" office:value-type="string" calcext:value-type="string">
            <text:p>Score Error (99.9%)</text:p>
          </table:table-cell>
          <table:table-cell table:style-name="ce1" office:value-type="string" calcext:value-type="string">
            <text:p>Unit</text:p>
          </table:table-cell>
          <table:table-cell table:style-name="ce1" table:number-columns-repeated="7"/>
          <table:table-cell table:number-columns-repeated="3"/>
          <table:table-cell table:style-name="ce1" table:number-columns-repeated="16366"/>
        </table:table-row>
        <table:table-row table:style-name="ro1">
          <table:table-cell table:style-name="ce2" office:value-type="string" calcext:value-type="string">
            <text:p>aStar</text:p>
          </table:table-cell>
          <table:table-cell table:style-name="ce2" office:value-type="string" calcext:value-type="string">
            <text:p>SMALL</text:p>
          </table:table-cell>
          <table:table-cell table:style-name="ce4" office:value-type="float" office:value="64670.132222" calcext:value-type="float">
            <text:p>64,670</text:p>
          </table:table-cell>
          <table:table-cell table:style-name="ce11"/>
          <table:table-cell table:style-name="ce11" table:formula="of:=([.$C5]-[.$C3])/[.$C5]" office:value-type="percentage" office:value="-0.389122480876673" calcext:value-type="percentage">
            <text:p>-38.91%</text:p>
          </table:table-cell>
          <table:table-cell table:style-name="ce11"/>
          <table:table-cell table:style-name="ce4" office:value-type="float" office:value="3062.778858" calcext:value-type="float">
            <text:p>3,063</text:p>
          </table:table-cell>
          <table:table-cell table:style-name="ce2" office:value-type="string" calcext:value-type="string">
            <text:p>ops/s</text:p>
          </table:table-cell>
          <table:table-cell table:style-name="ce2" table:number-columns-repeated="7"/>
          <table:table-cell table:number-columns-repeated="16369"/>
        </table:table-row>
        <table:table-row table:style-name="ro1">
          <table:table-cell table:style-name="ce2" office:value-type="string" calcext:value-type="string">
            <text:p>aStar2</text:p>
          </table:table-cell>
          <table:table-cell table:style-name="ce2" office:value-type="string" calcext:value-type="string">
            <text:p>SMALL</text:p>
          </table:table-cell>
          <table:table-cell table:style-name="ce4" office:value-type="float" office:value="233082.69851" calcext:value-type="float">
            <text:p>233,083</text:p>
          </table:table-cell>
          <table:table-cell table:style-name="ce11" table:formula="of:=([.$C3]-[.$C$2])/[.$C$2]" office:value-type="percentage" office:value="2.60417847469172" calcext:value-type="percentage">
            <text:p>260.42%</text:p>
          </table:table-cell>
          <table:table-cell table:style-name="ce11"/>
          <table:table-cell table:style-name="ce11" table:formula="of:=([.$C3]-[.$C4])/[.$C4]" office:value-type="percentage" office:value="1.4673883554366" calcext:value-type="percentage">
            <text:p>146.74%</text:p>
          </table:table-cell>
          <table:table-cell table:style-name="ce4" office:value-type="float" office:value="10650.319469" calcext:value-type="float">
            <text:p>10,650</text:p>
          </table:table-cell>
          <table:table-cell table:style-name="ce2" office:value-type="string" calcext:value-type="string">
            <text:p>ops/s</text:p>
          </table:table-cell>
          <table:table-cell table:style-name="ce2" table:number-columns-repeated="7"/>
          <table:table-cell table:number-columns-repeated="16369"/>
        </table:table-row>
        <table:table-row table:style-name="ro1">
          <table:table-cell table:style-name="ce2" office:value-type="string" calcext:value-type="string">
            <text:p>aStar2MultiPath</text:p>
          </table:table-cell>
          <table:table-cell table:style-name="ce2" office:value-type="string" calcext:value-type="string">
            <text:p>SMALL</text:p>
          </table:table-cell>
          <table:table-cell table:style-name="ce4" office:value-type="float" office:value="94465.347539" calcext:value-type="float">
            <text:p>94,465</text:p>
          </table:table-cell>
          <table:table-cell table:style-name="ce11" table:formula="of:=([.$C4]-[.$C$2])/[.$C$2]" office:value-type="percentage" office:value="0.46072606152588" calcext:value-type="percentage">
            <text:p>46.07%</text:p>
          </table:table-cell>
          <table:table-cell table:style-name="ce11" table:formula="of:=([.$C4]-[.$C3])/[.$C3]" office:value-type="percentage" office:value="-0.594713172007715" calcext:value-type="percentage">
            <text:p>-59.47%</text:p>
          </table:table-cell>
          <table:table-cell table:style-name="ce11"/>
          <table:table-cell table:style-name="ce4" office:value-type="float" office:value="6799.15691" calcext:value-type="float">
            <text:p>6,799</text:p>
          </table:table-cell>
          <table:table-cell table:style-name="ce2" office:value-type="string" calcext:value-type="string">
            <text:p>ops/s</text:p>
          </table:table-cell>
          <table:table-cell table:style-name="ce2" table:number-columns-repeated="7"/>
          <table:table-cell table:number-columns-repeated="16369"/>
        </table:table-row>
        <table:table-row table:style-name="ro1">
          <table:table-cell table:style-name="ce2" office:value-type="string" calcext:value-type="string">
            <text:p>aStarSinglePath</text:p>
          </table:table-cell>
          <table:table-cell table:style-name="ce2" office:value-type="string" calcext:value-type="string">
            <text:p>SMALL</text:p>
          </table:table-cell>
          <table:table-cell table:style-name="ce4" office:value-type="float" office:value="167791.322737" calcext:value-type="float">
            <text:p>167,791</text:p>
          </table:table-cell>
          <table:table-cell table:style-name="ce11" table:formula="of:=([.$C5]-[.$C$2])/[.$C$2]" office:value-type="percentage" office:value="1.59457213046983" calcext:value-type="percentage">
            <text:p>159.46%</text:p>
          </table:table-cell>
          <table:table-cell table:style-name="ce11"/>
          <table:table-cell table:style-name="ce11" table:formula="of:=([.$C5]-[.$C2])/[.$C2]" office:value-type="percentage" office:value="1.59457213046983" calcext:value-type="percentage">
            <text:p>159.46%</text:p>
          </table:table-cell>
          <table:table-cell table:style-name="ce4" office:value-type="float" office:value="9501.975432" calcext:value-type="float">
            <text:p>9,502</text:p>
          </table:table-cell>
          <table:table-cell table:style-name="ce2" office:value-type="string" calcext:value-type="string">
            <text:p>ops/s</text:p>
          </table:table-cell>
          <table:table-cell table:style-name="ce2" table:number-columns-repeated="7"/>
          <table:table-cell table:number-columns-repeated="16369"/>
        </table:table-row>
        <table:table-row table:style-name="ro1">
          <table:table-cell table:style-name="ce2" office:value-type="string" calcext:value-type="string">
            <text:p>aStar</text:p>
          </table:table-cell>
          <table:table-cell table:style-name="ce2" office:value-type="string" calcext:value-type="string">
            <text:p>MEDIUM</text:p>
          </table:table-cell>
          <table:table-cell table:style-name="ce4" office:value-type="float" office:value="23924.141255" calcext:value-type="float">
            <text:p>23,924</text:p>
          </table:table-cell>
          <table:table-cell table:style-name="ce11"/>
          <table:table-cell table:style-name="ce11" table:formula="of:=([.$C9]-[.$C7])/[.$C9]" office:value-type="percentage" office:value="-0.230558186830017" calcext:value-type="percentage">
            <text:p>-23.06%</text:p>
          </table:table-cell>
          <table:table-cell table:style-name="ce11"/>
          <table:table-cell table:style-name="ce4" office:value-type="float" office:value="324.161378" calcext:value-type="float">
            <text:p>324</text:p>
          </table:table-cell>
          <table:table-cell table:style-name="ce2" office:value-type="string" calcext:value-type="string">
            <text:p>ops/s</text:p>
          </table:table-cell>
          <table:table-cell table:style-name="ce2" table:number-columns-repeated="7"/>
          <table:table-cell table:number-columns-repeated="16369"/>
        </table:table-row>
        <table:table-row table:style-name="ro1">
          <table:table-cell table:style-name="ce2" office:value-type="string" calcext:value-type="string">
            <text:p>aStar2</text:p>
          </table:table-cell>
          <table:table-cell table:style-name="ce2" office:value-type="string" calcext:value-type="string">
            <text:p>MEDIUM</text:p>
          </table:table-cell>
          <table:table-cell table:style-name="ce4" office:value-type="float" office:value="64265.011242" calcext:value-type="float">
            <text:p>64,265</text:p>
          </table:table-cell>
          <table:table-cell table:style-name="ce11" table:formula="of:=([.$C7]-[.$C$6])/[.$C$6]" office:value-type="percentage" office:value="1.68619928953851" calcext:value-type="percentage">
            <text:p>168.62%</text:p>
          </table:table-cell>
          <table:table-cell table:style-name="ce11"/>
          <table:table-cell table:style-name="ce11" table:formula="of:=([.$C7]-[.$C8])/[.$C8]" office:value-type="percentage" office:value="0.812163493680666" calcext:value-type="percentage">
            <text:p>81.22%</text:p>
          </table:table-cell>
          <table:table-cell table:style-name="ce4" office:value-type="float" office:value="1412.545279" calcext:value-type="float">
            <text:p>1,413</text:p>
          </table:table-cell>
          <table:table-cell table:style-name="ce2" office:value-type="string" calcext:value-type="string">
            <text:p>ops/s</text:p>
          </table:table-cell>
          <table:table-cell table:style-name="ce2" table:number-columns-repeated="7"/>
          <table:table-cell table:number-columns-repeated="16369"/>
        </table:table-row>
        <table:table-row table:style-name="ro1">
          <table:table-cell table:style-name="ce2" office:value-type="string" calcext:value-type="string">
            <text:p>aStar2MultiPath</text:p>
          </table:table-cell>
          <table:table-cell table:style-name="ce2" office:value-type="string" calcext:value-type="string">
            <text:p>MEDIUM</text:p>
          </table:table-cell>
          <table:table-cell table:style-name="ce4" office:value-type="float" office:value="35463.141966" calcext:value-type="float">
            <text:p>35,463</text:p>
          </table:table-cell>
          <table:table-cell table:style-name="ce11" table:formula="of:=([.$C8]-[.$C$6])/[.$C$6]" office:value-type="percentage" office:value="0.48231619216796" calcext:value-type="percentage">
            <text:p>48.23%</text:p>
          </table:table-cell>
          <table:table-cell table:style-name="ce11" table:formula="of:=([.$C8]-[.$C7])/[.$C7]" office:value-type="percentage" office:value="-0.448173410684424" calcext:value-type="percentage">
            <text:p>-44.82%</text:p>
          </table:table-cell>
          <table:table-cell table:style-name="ce11"/>
          <table:table-cell table:style-name="ce4" office:value-type="float" office:value="11024.310247" calcext:value-type="float">
            <text:p>11,024</text:p>
          </table:table-cell>
          <table:table-cell table:style-name="ce2" office:value-type="string" calcext:value-type="string">
            <text:p>ops/s</text:p>
          </table:table-cell>
          <table:table-cell table:style-name="ce2" table:number-columns-repeated="7"/>
          <table:table-cell table:number-columns-repeated="16369"/>
        </table:table-row>
        <table:table-row table:style-name="ro1">
          <table:table-cell table:style-name="ce2" office:value-type="string" calcext:value-type="string">
            <text:p>aStarSinglePath</text:p>
          </table:table-cell>
          <table:table-cell table:style-name="ce2" office:value-type="string" calcext:value-type="string">
            <text:p>MEDIUM</text:p>
          </table:table-cell>
          <table:table-cell table:style-name="ce4" office:value-type="float" office:value="52224.276698" calcext:value-type="float">
            <text:p>52,224</text:p>
          </table:table-cell>
          <table:table-cell table:style-name="ce11" table:formula="of:=([.$C9]-[.$C$6])/[.$C$6]" office:value-type="percentage" office:value="1.1829112335259" calcext:value-type="percentage">
            <text:p>118.29%</text:p>
          </table:table-cell>
          <table:table-cell table:style-name="ce11"/>
          <table:table-cell table:style-name="ce11" table:formula="of:=([.$C9]-[.$C6])/[.$C6]" office:value-type="percentage" office:value="1.1829112335259" calcext:value-type="percentage">
            <text:p>118.29%</text:p>
          </table:table-cell>
          <table:table-cell table:style-name="ce4" office:value-type="float" office:value="371.315578" calcext:value-type="float">
            <text:p>371</text:p>
          </table:table-cell>
          <table:table-cell table:style-name="ce2" office:value-type="string" calcext:value-type="string">
            <text:p>ops/s</text:p>
          </table:table-cell>
          <table:table-cell table:style-name="ce2" table:number-columns-repeated="7"/>
          <table:table-cell table:number-columns-repeated="16369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athSearchBenchmark.A2:PathSearchBenchmark.O9">
            <calcext:condition calcext:apply-style-name="BG Blue 100" calcext:value="formula-is([.$A2]=&quot;aStar&quot;)" calcext:base-cell-address="PathSearchBenchmark.A2"/>
            <calcext:condition calcext:apply-style-name="BG Light Blue 100" calcext:value="formula-is([.$A2]=&quot;aStar2MultiPath&quot;)" calcext:base-cell-address="PathSearchBenchmark.A2"/>
            <calcext:condition calcext:apply-style-name="BG Amber 100" calcext:value="formula-is([.$A2]=&quot;aStarSinglePath&quot;)" calcext:base-cell-address="PathSearchBenchmark.A2"/>
            <calcext:condition calcext:apply-style-name="BG Amber 200" calcext:value="formula-is([.$A2]=&quot;aStar2&quot;)" calcext:base-cell-address="PathSearchBenchmark.A2"/>
          </calcext:conditional-format>
        </calcext:conditional-formats>
      </table:table>
      <table:table table:name="2023-11-21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4" table:number-columns-repeated="4" table:default-cell-style-name="ce5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size</text:p>
          </table:table-cell>
          <table:table-cell table:style-name="ce13" office:value-type="string" calcext:value-type="string">
            <text:p>Score</text:p>
          </table:table-cell>
          <table:table-cell table:style-name="ce13" office:value-type="string" calcext:value-type="string">
            <text:p>2 vs. OG</text:p>
          </table:table-cell>
          <table:table-cell table:style-name="ce13" office:value-type="string" calcext:value-type="string">
            <text:p>OG vs. 2</text:p>
          </table:table-cell>
          <table:table-cell table:style-name="ce13" office:value-type="string" calcext:value-type="string">
            <text:p>Multi vs. Single</text:p>
          </table:table-cell>
          <table:table-cell table:style-name="ce3" office:value-type="string" calcext:value-type="string">
            <text:p>Score Error (99.9%)</text:p>
          </table:table-cell>
          <table:table-cell table:style-name="ce1" office:value-type="string" calcext:value-type="string">
            <text:p>Unit</text:p>
          </table:table-cell>
          <table:table-cell table:style-name="ce1" table:number-columns-repeated="7"/>
        </table:table-row>
        <table:table-row table:style-name="ro1">
          <table:table-cell table:style-name="ce14" office:value-type="string" calcext:value-type="string">
            <text:p>aStar</text:p>
          </table:table-cell>
          <table:table-cell table:style-name="ce14" office:value-type="string" calcext:value-type="string">
            <text:p>SMALL</text:p>
          </table:table-cell>
          <table:table-cell table:style-name="ce16" office:value-type="float" office:value="223757.291292" calcext:value-type="float">
            <text:p>223,757</text:p>
          </table:table-cell>
          <table:table-cell table:style-name="ce17"/>
          <table:table-cell table:style-name="ce17" table:formula="of:=([.$C2]-[.$C3])/[.$C3]" office:value-type="percentage" office:value="0.140709208442076" calcext:value-type="percentage">
            <text:p>14.07%</text:p>
          </table:table-cell>
          <table:table-cell table:style-name="ce17"/>
          <table:table-cell table:style-name="ce16" office:value-type="float" office:value="4069.892428" calcext:value-type="float">
            <text:p>4,070</text:p>
          </table:table-cell>
          <table:table-cell table:style-name="ce14" office:value-type="string" calcext:value-type="string">
            <text:p>ops/s</text:p>
          </table:table-cell>
          <table:table-cell table:style-name="ce14" table:number-columns-repeated="7"/>
        </table:table-row>
        <table:table-row table:style-name="ro1">
          <table:table-cell table:style-name="ce14" office:value-type="string" calcext:value-type="string">
            <text:p>aStar2</text:p>
          </table:table-cell>
          <table:table-cell table:style-name="ce14" office:value-type="string" calcext:value-type="string">
            <text:p>SMALL</text:p>
          </table:table-cell>
          <table:table-cell table:style-name="ce16" office:value-type="float" office:value="196156.294379" calcext:value-type="float">
            <text:p>196,156</text:p>
          </table:table-cell>
          <table:table-cell table:style-name="ce17" table:formula="of:=([.$C3]-[.$C2])/[.$C2]" office:value-type="percentage" office:value="-0.123352391127139" calcext:value-type="percentage">
            <text:p>-12.34%</text:p>
          </table:table-cell>
          <table:table-cell table:style-name="ce17" table:number-columns-repeated="2"/>
          <table:table-cell table:style-name="ce16" office:value-type="float" office:value="128258.973222" calcext:value-type="float">
            <text:p>128,259</text:p>
          </table:table-cell>
          <table:table-cell table:style-name="ce14" office:value-type="string" calcext:value-type="string">
            <text:p>ops/s</text:p>
          </table:table-cell>
          <table:table-cell table:style-name="ce14" table:number-columns-repeated="7"/>
        </table:table-row>
        <table:table-row table:style-name="ro1">
          <table:table-cell table:style-name="ce14" office:value-type="string" calcext:value-type="string">
            <text:p>aStarMultiPath</text:p>
          </table:table-cell>
          <table:table-cell table:style-name="ce14" office:value-type="string" calcext:value-type="string">
            <text:p>SMALL</text:p>
          </table:table-cell>
          <table:table-cell table:style-name="ce16" office:value-type="float" office:value="94056.232201" calcext:value-type="float">
            <text:p>94,056</text:p>
          </table:table-cell>
          <table:table-cell table:style-name="ce17"/>
          <table:table-cell table:style-name="ce17" table:formula="of:=([.$C4]-[.$C5])/[.$C5]" office:value-type="percentage" office:value="-0.0514793988965331" calcext:value-type="percentage">
            <text:p>-5.15%</text:p>
          </table:table-cell>
          <table:table-cell table:style-name="ce17" table:formula="of:=([.$C4]-[.$C2])/[.$C2]" office:value-type="percentage" office:value="-0.579650648888764" calcext:value-type="percentage">
            <text:p>-57.97%</text:p>
          </table:table-cell>
          <table:table-cell table:style-name="ce16" office:value-type="float" office:value="1949.165083" calcext:value-type="float">
            <text:p>1,949</text:p>
          </table:table-cell>
          <table:table-cell table:style-name="ce14" office:value-type="string" calcext:value-type="string">
            <text:p>ops/s</text:p>
          </table:table-cell>
          <table:table-cell table:style-name="ce14" table:number-columns-repeated="7"/>
        </table:table-row>
        <table:table-row table:style-name="ro1">
          <table:table-cell table:style-name="ce14" office:value-type="string" calcext:value-type="string">
            <text:p>aStarMultiPath2</text:p>
          </table:table-cell>
          <table:table-cell table:style-name="ce14" office:value-type="string" calcext:value-type="string">
            <text:p>SMALL</text:p>
          </table:table-cell>
          <table:table-cell table:style-name="ce16" office:value-type="float" office:value="99160.979837" calcext:value-type="float">
            <text:p>99,161</text:p>
          </table:table-cell>
          <table:table-cell table:style-name="ce17" table:formula="of:=([.$C5]-[.$C4])/[.$C4]" office:value-type="percentage" office:value="0.0542733587827658" calcext:value-type="percentage">
            <text:p>5.43%</text:p>
          </table:table-cell>
          <table:table-cell table:style-name="ce17"/>
          <table:table-cell table:style-name="ce17" table:formula="of:=([.$C5]-[.$C3])/[.$C3]" office:value-type="percentage" office:value="-0.494479745598131" calcext:value-type="percentage">
            <text:p>-49.45%</text:p>
          </table:table-cell>
          <table:table-cell table:style-name="ce16" office:value-type="float" office:value="47091.63771" calcext:value-type="float">
            <text:p>47,092</text:p>
          </table:table-cell>
          <table:table-cell table:style-name="ce14" office:value-type="string" calcext:value-type="string">
            <text:p>ops/s</text:p>
          </table:table-cell>
          <table:table-cell table:style-name="ce14" table:number-columns-repeated="7"/>
        </table:table-row>
        <table:table-row table:style-name="ro1">
          <table:table-cell table:style-name="ce14" office:value-type="string" calcext:value-type="string">
            <text:p>aStar</text:p>
          </table:table-cell>
          <table:table-cell table:style-name="ce14" office:value-type="string" calcext:value-type="string">
            <text:p>MEDIUM</text:p>
          </table:table-cell>
          <table:table-cell table:style-name="ce16" office:value-type="float" office:value="63322.316605" calcext:value-type="float">
            <text:p>63,322</text:p>
          </table:table-cell>
          <table:table-cell table:style-name="ce17"/>
          <table:table-cell table:style-name="ce17" table:formula="of:=([.$C6]-[.$C7])/[.$C7]" office:value-type="percentage" office:value="0.0696264098117393" calcext:value-type="percentage">
            <text:p>6.96%</text:p>
          </table:table-cell>
          <table:table-cell table:style-name="ce17"/>
          <table:table-cell table:style-name="ce16" office:value-type="float" office:value="466.357601" calcext:value-type="float">
            <text:p>466</text:p>
          </table:table-cell>
          <table:table-cell table:style-name="ce14" office:value-type="string" calcext:value-type="string">
            <text:p>ops/s</text:p>
          </table:table-cell>
          <table:table-cell table:style-name="ce14" table:number-columns-repeated="7"/>
        </table:table-row>
        <table:table-row table:style-name="ro1">
          <table:table-cell table:style-name="ce14" office:value-type="string" calcext:value-type="string">
            <text:p>aStar2</text:p>
          </table:table-cell>
          <table:table-cell table:style-name="ce14" office:value-type="string" calcext:value-type="string">
            <text:p>MEDIUM</text:p>
          </table:table-cell>
          <table:table-cell table:style-name="ce16" office:value-type="float" office:value="59200.404949" calcext:value-type="float">
            <text:p>59,200</text:p>
          </table:table-cell>
          <table:table-cell table:style-name="ce17" table:formula="of:=([.$C7]-[.$C6])/[.$C6]" office:value-type="percentage" office:value="-0.0650941386385495" calcext:value-type="percentage">
            <text:p>-6.51%</text:p>
          </table:table-cell>
          <table:table-cell table:style-name="ce17" table:number-columns-repeated="2"/>
          <table:table-cell table:style-name="ce16" office:value-type="float" office:value="360.295808" calcext:value-type="float">
            <text:p>360</text:p>
          </table:table-cell>
          <table:table-cell table:style-name="ce14" office:value-type="string" calcext:value-type="string">
            <text:p>ops/s</text:p>
          </table:table-cell>
          <table:table-cell table:style-name="ce14" table:number-columns-repeated="7"/>
        </table:table-row>
        <table:table-row table:style-name="ro1">
          <table:table-cell table:style-name="ce14" office:value-type="string" calcext:value-type="string">
            <text:p>aStarMultiPath</text:p>
          </table:table-cell>
          <table:table-cell table:style-name="ce14" office:value-type="string" calcext:value-type="string">
            <text:p>MEDIUM</text:p>
          </table:table-cell>
          <table:table-cell table:style-name="ce16" office:value-type="float" office:value="35829.352977" calcext:value-type="float">
            <text:p>35,829</text:p>
          </table:table-cell>
          <table:table-cell table:style-name="ce17"/>
          <table:table-cell table:style-name="ce17" table:formula="of:=([.$C8]-[.$C9])/[.$C9]" office:value-type="percentage" office:value="-0.0731028226716718" calcext:value-type="percentage">
            <text:p>-7.31%</text:p>
          </table:table-cell>
          <table:table-cell table:style-name="ce17" table:formula="of:=([.$C8]-[.$C6])/[.$C6]" office:value-type="percentage" office:value="-0.43417494971795" calcext:value-type="percentage">
            <text:p>-43.42%</text:p>
          </table:table-cell>
          <table:table-cell table:style-name="ce16" office:value-type="float" office:value="750.100302" calcext:value-type="float">
            <text:p>750</text:p>
          </table:table-cell>
          <table:table-cell table:style-name="ce14" office:value-type="string" calcext:value-type="string">
            <text:p>ops/s</text:p>
          </table:table-cell>
          <table:table-cell table:style-name="ce14" table:number-columns-repeated="7"/>
        </table:table-row>
        <table:table-row table:style-name="ro1">
          <table:table-cell table:style-name="ce14" office:value-type="string" calcext:value-type="string">
            <text:p>aStarMultiPath2</text:p>
          </table:table-cell>
          <table:table-cell table:style-name="ce14" office:value-type="string" calcext:value-type="string">
            <text:p>MEDIUM</text:p>
          </table:table-cell>
          <table:table-cell table:style-name="ce16" office:value-type="float" office:value="38655.153833" calcext:value-type="float">
            <text:p>38,655</text:p>
          </table:table-cell>
          <table:table-cell table:style-name="ce17" table:formula="of:=([.$C9]-[.$C8])/[.$C8]" office:value-type="percentage" office:value="0.0788683194422731" calcext:value-type="percentage">
            <text:p>7.89%</text:p>
          </table:table-cell>
          <table:table-cell table:style-name="ce17"/>
          <table:table-cell table:style-name="ce17" table:formula="of:=([.$C9]-[.$C7])/[.$C7]" office:value-type="percentage" office:value="-0.347045786826954" calcext:value-type="percentage">
            <text:p>-34.70%</text:p>
          </table:table-cell>
          <table:table-cell table:style-name="ce16" office:value-type="float" office:value="446.946208" calcext:value-type="float">
            <text:p>447</text:p>
          </table:table-cell>
          <table:table-cell table:style-name="ce14" office:value-type="string" calcext:value-type="string">
            <text:p>ops/s</text:p>
          </table:table-cell>
          <table:table-cell table:style-name="ce14" table:number-columns-repeated="7"/>
        </table:table-row>
        <table:table-row table:style-name="ro1">
          <table:table-cell table:style-name="ce14" office:value-type="string" calcext:value-type="string">
            <text:p>aStar</text:p>
          </table:table-cell>
          <table:table-cell table:style-name="ce14" office:value-type="string" calcext:value-type="string">
            <text:p>LARGE</text:p>
          </table:table-cell>
          <table:table-cell table:style-name="ce16" office:value-type="float" office:value="41775.851548" calcext:value-type="float">
            <text:p>41,776</text:p>
          </table:table-cell>
          <table:table-cell table:style-name="ce17"/>
          <table:table-cell table:style-name="ce17" table:formula="of:=([.$C10]-[.$C11])/[.$C11]" office:value-type="percentage" office:value="0.0786993999307358" calcext:value-type="percentage">
            <text:p>7.87%</text:p>
          </table:table-cell>
          <table:table-cell table:style-name="ce17"/>
          <table:table-cell table:style-name="ce16" office:value-type="float" office:value="2667.457777" calcext:value-type="float">
            <text:p>2,667</text:p>
          </table:table-cell>
          <table:table-cell table:style-name="ce14" office:value-type="string" calcext:value-type="string">
            <text:p>ops/s</text:p>
          </table:table-cell>
          <table:table-cell table:style-name="ce14" table:number-columns-repeated="7"/>
        </table:table-row>
        <table:table-row table:style-name="ro1">
          <table:table-cell table:style-name="ce14" office:value-type="string" calcext:value-type="string">
            <text:p>aStar2</text:p>
          </table:table-cell>
          <table:table-cell table:style-name="ce14" office:value-type="string" calcext:value-type="string">
            <text:p>LARGE</text:p>
          </table:table-cell>
          <table:table-cell table:style-name="ce16" office:value-type="float" office:value="38727.98256" calcext:value-type="float">
            <text:p>38,728</text:p>
          </table:table-cell>
          <table:table-cell table:style-name="ce17" table:formula="of:=([.$C11]-[.$C10])/[.$C10]" office:value-type="percentage" office:value="-0.0729576747106647" calcext:value-type="percentage">
            <text:p>-7.30%</text:p>
          </table:table-cell>
          <table:table-cell table:style-name="ce17" table:number-columns-repeated="2"/>
          <table:table-cell table:style-name="ce16" office:value-type="float" office:value="9423.726194" calcext:value-type="float">
            <text:p>9,424</text:p>
          </table:table-cell>
          <table:table-cell table:style-name="ce14" office:value-type="string" calcext:value-type="string">
            <text:p>ops/s</text:p>
          </table:table-cell>
          <table:table-cell table:style-name="ce14" table:number-columns-repeated="7"/>
        </table:table-row>
        <table:table-row table:style-name="ro1">
          <table:table-cell table:style-name="ce14" office:value-type="string" calcext:value-type="string">
            <text:p>aStarMultiPath</text:p>
          </table:table-cell>
          <table:table-cell table:style-name="ce14" office:value-type="string" calcext:value-type="string">
            <text:p>LARGE</text:p>
          </table:table-cell>
          <table:table-cell table:style-name="ce16" office:value-type="float" office:value="26031.547062" calcext:value-type="float">
            <text:p>26,032</text:p>
          </table:table-cell>
          <table:table-cell table:style-name="ce17"/>
          <table:table-cell table:style-name="ce17" table:formula="of:=([.$C12]-[.$C13])/[.$C13]" office:value-type="percentage" office:value="0.00286593316224236" calcext:value-type="percentage">
            <text:p>0.29%</text:p>
          </table:table-cell>
          <table:table-cell table:style-name="ce17" table:formula="of:=([.$C12]-[.$C10])/[.$C10]" office:value-type="percentage" office:value="-0.376875728503343" calcext:value-type="percentage">
            <text:p>-37.69%</text:p>
          </table:table-cell>
          <table:table-cell table:style-name="ce16" office:value-type="float" office:value="191.280544" calcext:value-type="float">
            <text:p>191</text:p>
          </table:table-cell>
          <table:table-cell table:style-name="ce14" office:value-type="string" calcext:value-type="string">
            <text:p>ops/s</text:p>
          </table:table-cell>
          <table:table-cell table:style-name="ce14" table:number-columns-repeated="7"/>
        </table:table-row>
        <table:table-row table:style-name="ro1">
          <table:table-cell table:style-name="ce14" office:value-type="string" calcext:value-type="string">
            <text:p>aStarMultiPath2</text:p>
          </table:table-cell>
          <table:table-cell table:style-name="ce14" office:value-type="string" calcext:value-type="string">
            <text:p>LARGE</text:p>
          </table:table-cell>
          <table:table-cell table:style-name="ce16" office:value-type="float" office:value="25957.155589" calcext:value-type="float">
            <text:p>25,957</text:p>
          </table:table-cell>
          <table:table-cell table:style-name="ce17" table:formula="of:=([.$C13]-[.$C12])/[.$C12]" office:value-type="percentage" office:value="-0.00285774306163286" calcext:value-type="percentage">
            <text:p>-0.29%</text:p>
          </table:table-cell>
          <table:table-cell table:style-name="ce17"/>
          <table:table-cell table:style-name="ce17" table:formula="of:=([.$C13]-[.$C11])/[.$C11]" office:value-type="percentage" office:value="-0.329757093626413" calcext:value-type="percentage">
            <text:p>-32.98%</text:p>
          </table:table-cell>
          <table:table-cell table:style-name="ce16" office:value-type="float" office:value="360.514517" calcext:value-type="float">
            <text:p>361</text:p>
          </table:table-cell>
          <table:table-cell table:style-name="ce14" office:value-type="string" calcext:value-type="string">
            <text:p>ops/s</text:p>
          </table:table-cell>
          <table:table-cell table:style-name="ce14" table:number-columns-repeated="7"/>
        </table:table-row>
        <table:table-row table:style-name="ro1" table:number-rows-repeated="104856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2023-11-21'.A2:'2023-11-21'.O13">
            <calcext:condition calcext:apply-style-name="BG Light Blue 100" calcext:value="formula-is([.$A2]=&quot;aStar&quot;)" calcext:base-cell-address="'2023-11-21'.A2"/>
            <calcext:condition calcext:apply-style-name="BG Amber 100" calcext:value="formula-is([.$A2]=&quot;aStar2&quot;)" calcext:base-cell-address="'2023-11-21'.A2"/>
            <calcext:condition calcext:apply-style-name="BG Blue 100" calcext:value="formula-is([.$A2]=&quot;aStarMultiPath&quot;)" calcext:base-cell-address="'2023-11-21'.A2"/>
            <calcext:condition calcext:apply-style-name="BG Amber 200" calcext:value="formula-is([.$A2]=&quot;aStarMultiPath2&quot;)" calcext:base-cell-address="'2023-11-21'.A2"/>
          </calcext:conditional-format>
        </calcext:conditional-formats>
      </table:table>
      <table:table table:name="2023-11-24" table:style-name="ta1"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ce22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size</text:p>
          </table:table-cell>
          <table:table-cell table:style-name="ce13" office:value-type="string" calcext:value-type="string">
            <text:p>Score</text:p>
          </table:table-cell>
          <table:table-cell table:style-name="ce20" office:value-type="string" calcext:value-type="string">
            <text:p>Single vs. Multi</text:p>
          </table:table-cell>
          <table:table-cell table:style-name="ce3" office:value-type="string" calcext:value-type="string">
            <text:p>Score Error (99.9%)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1">
          <table:table-cell table:style-name="ce18" office:value-type="string" calcext:value-type="string">
            <text:p>aStar</text:p>
          </table:table-cell>
          <table:table-cell table:style-name="ce18" office:value-type="string" calcext:value-type="string">
            <text:p>SMALL</text:p>
          </table:table-cell>
          <table:table-cell table:style-name="ce19" office:value-type="float" office:value="234163.659637" calcext:value-type="float">
            <text:p>234,164</text:p>
          </table:table-cell>
          <table:table-cell table:style-name="ce21" table:formula="of:=([.$C2]-[.$C14])/[.$C14]" office:value-type="percentage" office:value="1.39830051835855" calcext:value-type="percentage">
            <text:p>139.83%</text:p>
          </table:table-cell>
          <table:table-cell table:style-name="ce19" office:value-type="float" office:value="3461.127824" calcext:value-type="float">
            <text:p>3,461</text:p>
          </table:table-cell>
          <table:table-cell table:style-name="ce18" office:value-type="string" calcext:value-type="string">
            <text:p>ops/s</text:p>
          </table:table-cell>
        </table:table-row>
        <table:table-row table:style-name="ro1">
          <table:table-cell table:style-name="ce18" office:value-type="string" calcext:value-type="string">
            <text:p>aStar</text:p>
          </table:table-cell>
          <table:table-cell table:style-name="ce18" office:value-type="string" calcext:value-type="string">
            <text:p>MEDIUM</text:p>
          </table:table-cell>
          <table:table-cell table:style-name="ce19" office:value-type="float" office:value="65311.892097" calcext:value-type="float">
            <text:p>65,312</text:p>
          </table:table-cell>
          <table:table-cell table:style-name="ce21" table:formula="of:=([.$C3]-[.$C15])/[.$C15]" office:value-type="percentage" office:value="0.768583301303462" calcext:value-type="percentage">
            <text:p>76.86%</text:p>
          </table:table-cell>
          <table:table-cell table:style-name="ce19" office:value-type="float" office:value="1613.834345" calcext:value-type="float">
            <text:p>1,614</text:p>
          </table:table-cell>
          <table:table-cell table:style-name="ce18" office:value-type="string" calcext:value-type="string">
            <text:p>ops/s</text:p>
          </table:table-cell>
        </table:table-row>
        <table:table-row table:style-name="ro1">
          <table:table-cell table:style-name="ce18" office:value-type="string" calcext:value-type="string">
            <text:p>aStar</text:p>
          </table:table-cell>
          <table:table-cell table:style-name="ce18" office:value-type="string" calcext:value-type="string">
            <text:p>LARGE</text:p>
          </table:table-cell>
          <table:table-cell table:style-name="ce19" office:value-type="float" office:value="43635.413378" calcext:value-type="float">
            <text:p>43,635</text:p>
          </table:table-cell>
          <table:table-cell table:style-name="ce21" table:formula="of:=([.$C4]-[.$C16])/[.$C16]" office:value-type="percentage" office:value="0.653904629170578" calcext:value-type="percentage">
            <text:p>65.39%</text:p>
          </table:table-cell>
          <table:table-cell table:style-name="ce19" office:value-type="float" office:value="748.56416" calcext:value-type="float">
            <text:p>749</text:p>
          </table:table-cell>
          <table:table-cell table:style-name="ce18" office:value-type="string" calcext:value-type="string">
            <text:p>ops/s</text:p>
          </table:table-cell>
        </table:table-row>
        <table:table-row table:style-name="ro1">
          <table:table-cell table:style-name="ce18" office:value-type="string" calcext:value-type="string">
            <text:p>aStar2</text:p>
          </table:table-cell>
          <table:table-cell table:style-name="ce18" office:value-type="string" calcext:value-type="string">
            <text:p>SMALL</text:p>
          </table:table-cell>
          <table:table-cell table:style-name="ce19" office:value-type="float" office:value="221196.839738" calcext:value-type="float">
            <text:p>221,197</text:p>
          </table:table-cell>
          <table:table-cell table:style-name="ce21" table:formula="of:=([.$C5]-[.$C17])/[.$C17]" office:value-type="percentage" office:value="1.11296093600156" calcext:value-type="percentage">
            <text:p>111.30%</text:p>
          </table:table-cell>
          <table:table-cell table:style-name="ce19" office:value-type="float" office:value="5654.938288" calcext:value-type="float">
            <text:p>5,655</text:p>
          </table:table-cell>
          <table:table-cell table:style-name="ce18" office:value-type="string" calcext:value-type="string">
            <text:p>ops/s</text:p>
          </table:table-cell>
        </table:table-row>
        <table:table-row table:style-name="ro1">
          <table:table-cell table:style-name="ce18" office:value-type="string" calcext:value-type="string">
            <text:p>aStar2</text:p>
          </table:table-cell>
          <table:table-cell table:style-name="ce18" office:value-type="string" calcext:value-type="string">
            <text:p>MEDIUM</text:p>
          </table:table-cell>
          <table:table-cell table:style-name="ce19" office:value-type="float" office:value="62004.901776" calcext:value-type="float">
            <text:p>62,005</text:p>
          </table:table-cell>
          <table:table-cell table:style-name="ce21" table:formula="of:=([.$C6]-[.$C18])/[.$C18]" office:value-type="percentage" office:value="0.577104853182788" calcext:value-type="percentage">
            <text:p>57.71%</text:p>
          </table:table-cell>
          <table:table-cell table:style-name="ce19" office:value-type="float" office:value="167.0542" calcext:value-type="float">
            <text:p>167</text:p>
          </table:table-cell>
          <table:table-cell table:style-name="ce18" office:value-type="string" calcext:value-type="string">
            <text:p>ops/s</text:p>
          </table:table-cell>
        </table:table-row>
        <table:table-row table:style-name="ro1">
          <table:table-cell table:style-name="ce18" office:value-type="string" calcext:value-type="string">
            <text:p>aStar2</text:p>
          </table:table-cell>
          <table:table-cell table:style-name="ce18" office:value-type="string" calcext:value-type="string">
            <text:p>LARGE</text:p>
          </table:table-cell>
          <table:table-cell table:style-name="ce19" office:value-type="float" office:value="41016.297445" calcext:value-type="float">
            <text:p>41,016</text:p>
          </table:table-cell>
          <table:table-cell table:style-name="ce21" table:formula="of:=([.$C7]-[.$C19])/[.$C19]" office:value-type="percentage" office:value="0.535457505990568" calcext:value-type="percentage">
            <text:p>53.55%</text:p>
          </table:table-cell>
          <table:table-cell table:style-name="ce19" office:value-type="float" office:value="650.748784" calcext:value-type="float">
            <text:p>651</text:p>
          </table:table-cell>
          <table:table-cell table:style-name="ce18" office:value-type="string" calcext:value-type="string">
            <text:p>ops/s</text:p>
          </table:table-cell>
        </table:table-row>
        <table:table-row table:style-name="ro1">
          <table:table-cell table:style-name="ce18" office:value-type="string" calcext:value-type="string">
            <text:p>aStar3</text:p>
          </table:table-cell>
          <table:table-cell table:style-name="ce18" office:value-type="string" calcext:value-type="string">
            <text:p>SMALL</text:p>
          </table:table-cell>
          <table:table-cell table:style-name="ce19" office:value-type="float" office:value="210450.333087" calcext:value-type="float">
            <text:p>210,450</text:p>
          </table:table-cell>
          <table:table-cell table:style-name="ce21" table:formula="of:=([.$C8]-[.$C20])/[.$C20]" office:value-type="percentage" office:value="0.83159129742304" calcext:value-type="percentage">
            <text:p>83.16%</text:p>
          </table:table-cell>
          <table:table-cell table:style-name="ce19" office:value-type="float" office:value="3430.011321" calcext:value-type="float">
            <text:p>3,430</text:p>
          </table:table-cell>
          <table:table-cell table:style-name="ce18" office:value-type="string" calcext:value-type="string">
            <text:p>ops/s</text:p>
          </table:table-cell>
        </table:table-row>
        <table:table-row table:style-name="ro1">
          <table:table-cell table:style-name="ce18" office:value-type="string" calcext:value-type="string">
            <text:p>aStar3</text:p>
          </table:table-cell>
          <table:table-cell table:style-name="ce18" office:value-type="string" calcext:value-type="string">
            <text:p>MEDIUM</text:p>
          </table:table-cell>
          <table:table-cell table:style-name="ce19" office:value-type="float" office:value="57335.215282" calcext:value-type="float">
            <text:p>57,335</text:p>
          </table:table-cell>
          <table:table-cell table:style-name="ce21" table:formula="of:=([.$C9]-[.$C21])/[.$C21]" office:value-type="percentage" office:value="0.404424740629971" calcext:value-type="percentage">
            <text:p>40.44%</text:p>
          </table:table-cell>
          <table:table-cell table:style-name="ce19" office:value-type="float" office:value="22423.513521" calcext:value-type="float">
            <text:p>22,424</text:p>
          </table:table-cell>
          <table:table-cell table:style-name="ce18" office:value-type="string" calcext:value-type="string">
            <text:p>ops/s</text:p>
          </table:table-cell>
        </table:table-row>
        <table:table-row table:style-name="ro1">
          <table:table-cell table:style-name="ce18" office:value-type="string" calcext:value-type="string">
            <text:p>aStar3</text:p>
          </table:table-cell>
          <table:table-cell table:style-name="ce18" office:value-type="string" calcext:value-type="string">
            <text:p>LARGE</text:p>
          </table:table-cell>
          <table:table-cell table:style-name="ce19" office:value-type="float" office:value="38335.86117" calcext:value-type="float">
            <text:p>38,336</text:p>
          </table:table-cell>
          <table:table-cell table:style-name="ce21" table:formula="of:=([.$C10]-[.$C22])/[.$C22]" office:value-type="percentage" office:value="0.404841280190597" calcext:value-type="percentage">
            <text:p>40.48%</text:p>
          </table:table-cell>
          <table:table-cell table:style-name="ce19" office:value-type="float" office:value="14159.766549" calcext:value-type="float">
            <text:p>14,160</text:p>
          </table:table-cell>
          <table:table-cell table:style-name="ce18" office:value-type="string" calcext:value-type="string">
            <text:p>ops/s</text:p>
          </table:table-cell>
        </table:table-row>
        <table:table-row table:style-name="ro1">
          <table:table-cell table:style-name="ce18" office:value-type="string" calcext:value-type="string">
            <text:p>aStar4</text:p>
          </table:table-cell>
          <table:table-cell table:style-name="ce18" office:value-type="string" calcext:value-type="string">
            <text:p>SMALL</text:p>
          </table:table-cell>
          <table:table-cell table:style-name="ce19" office:value-type="float" office:value="236762.318989" calcext:value-type="float">
            <text:p>236,762</text:p>
          </table:table-cell>
          <table:table-cell table:style-name="ce21" table:formula="of:=([.$C11]-[.$C23])/[.$C23]" office:value-type="percentage" office:value="1.00985234914651" calcext:value-type="percentage">
            <text:p>100.99%</text:p>
          </table:table-cell>
          <table:table-cell table:style-name="ce19" office:value-type="float" office:value="1528.8329" calcext:value-type="float">
            <text:p>1,529</text:p>
          </table:table-cell>
          <table:table-cell table:style-name="ce18" office:value-type="string" calcext:value-type="string">
            <text:p>ops/s</text:p>
          </table:table-cell>
        </table:table-row>
        <table:table-row table:style-name="ro1">
          <table:table-cell table:style-name="ce18" office:value-type="string" calcext:value-type="string">
            <text:p>aStar4</text:p>
          </table:table-cell>
          <table:table-cell table:style-name="ce18" office:value-type="string" calcext:value-type="string">
            <text:p>MEDIUM</text:p>
          </table:table-cell>
          <table:table-cell table:style-name="ce19" office:value-type="float" office:value="65711.751099" calcext:value-type="float">
            <text:p>65,712</text:p>
          </table:table-cell>
          <table:table-cell table:style-name="ce21" table:formula="of:=([.$C12]-[.$C24])/[.$C24]" office:value-type="percentage" office:value="0.595648230099664" calcext:value-type="percentage">
            <text:p>59.56%</text:p>
          </table:table-cell>
          <table:table-cell table:style-name="ce19" office:value-type="float" office:value="13199.956823" calcext:value-type="float">
            <text:p>13,200</text:p>
          </table:table-cell>
          <table:table-cell table:style-name="ce18" office:value-type="string" calcext:value-type="string">
            <text:p>ops/s</text:p>
          </table:table-cell>
        </table:table-row>
        <table:table-row table:style-name="ro1">
          <table:table-cell table:style-name="ce18" office:value-type="string" calcext:value-type="string">
            <text:p>aStar4</text:p>
          </table:table-cell>
          <table:table-cell table:style-name="ce18" office:value-type="string" calcext:value-type="string">
            <text:p>LARGE</text:p>
          </table:table-cell>
          <table:table-cell table:style-name="ce19" office:value-type="float" office:value="45065.17349" calcext:value-type="float">
            <text:p>45,065</text:p>
          </table:table-cell>
          <table:table-cell table:style-name="ce21" table:formula="of:=([.$C13]-[.$C25])/[.$C25]" office:value-type="percentage" office:value="0.724101988147997" calcext:value-type="percentage">
            <text:p>72.41%</text:p>
          </table:table-cell>
          <table:table-cell table:style-name="ce19" office:value-type="float" office:value="370.834844" calcext:value-type="float">
            <text:p>371</text:p>
          </table:table-cell>
          <table:table-cell table:style-name="ce18"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StarMultiPath</text:p>
          </table:table-cell>
          <table:table-cell office:value-type="string" calcext:value-type="string">
            <text:p>SMALL</text:p>
          </table:table-cell>
          <table:table-cell table:style-name="ce5" office:value-type="float" office:value="97637.330203" calcext:value-type="float">
            <text:p>97,637</text:p>
          </table:table-cell>
          <table:table-cell table:formula="of:=([.$C14]-[.$C2])/[.$C2]" office:value-type="percentage" office:value="-0.583038075359955" calcext:value-type="percentage">
            <text:p>-58.30%</text:p>
          </table:table-cell>
          <table:table-cell table:style-name="ce5" office:value-type="float" office:value="2813.771944" calcext:value-type="float">
            <text:p>2,814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StarMultiPath</text:p>
          </table:table-cell>
          <table:table-cell office:value-type="string" calcext:value-type="string">
            <text:p>MEDIUM</text:p>
          </table:table-cell>
          <table:table-cell table:style-name="ce5" office:value-type="float" office:value="36928.931789" calcext:value-type="float">
            <text:p>36,929</text:p>
          </table:table-cell>
          <table:table-cell table:formula="of:=([.$C15]-[.$C3])/[.$C3]" office:value-type="percentage" office:value="-0.434575685938575" calcext:value-type="percentage">
            <text:p>-43.46%</text:p>
          </table:table-cell>
          <table:table-cell table:style-name="ce5" office:value-type="float" office:value="370.569157" calcext:value-type="float">
            <text:p>371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StarMultiPath</text:p>
          </table:table-cell>
          <table:table-cell office:value-type="string" calcext:value-type="string">
            <text:p>LARGE</text:p>
          </table:table-cell>
          <table:table-cell table:style-name="ce5" office:value-type="float" office:value="26383.2706" calcext:value-type="float">
            <text:p>26,383</text:p>
          </table:table-cell>
          <table:table-cell table:formula="of:=([.$C16]-[.$C4])/[.$C4]" office:value-type="percentage" office:value="-0.395370215209148" calcext:value-type="percentage">
            <text:p>-39.54%</text:p>
          </table:table-cell>
          <table:table-cell table:style-name="ce5" office:value-type="float" office:value="398.85564" calcext:value-type="float">
            <text:p>399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StarMultiPath2</text:p>
          </table:table-cell>
          <table:table-cell office:value-type="string" calcext:value-type="string">
            <text:p>SMALL</text:p>
          </table:table-cell>
          <table:table-cell table:style-name="ce5" office:value-type="float" office:value="104685.721335" calcext:value-type="float">
            <text:p>104,686</text:p>
          </table:table-cell>
          <table:table-cell table:formula="of:=([.$C17]-[.$C5])/[.$C5]" office:value-type="percentage" office:value="-0.526730483767324" calcext:value-type="percentage">
            <text:p>-52.67%</text:p>
          </table:table-cell>
          <table:table-cell table:style-name="ce5" office:value-type="float" office:value="23673.376547" calcext:value-type="float">
            <text:p>23,673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StarMultiPath2</text:p>
          </table:table-cell>
          <table:table-cell office:value-type="string" calcext:value-type="string">
            <text:p>MEDIUM</text:p>
          </table:table-cell>
          <table:table-cell table:style-name="ce5" office:value-type="float" office:value="39315.649591" calcext:value-type="float">
            <text:p>39,316</text:p>
          </table:table-cell>
          <table:table-cell table:formula="of:=([.$C18]-[.$C6])/[.$C6]" office:value-type="percentage" office:value="-0.365926749903864" calcext:value-type="percentage">
            <text:p>-36.59%</text:p>
          </table:table-cell>
          <table:table-cell table:style-name="ce5" office:value-type="float" office:value="7102.925158" calcext:value-type="float">
            <text:p>7,103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StarMultiPath2</text:p>
          </table:table-cell>
          <table:table-cell office:value-type="string" calcext:value-type="string">
            <text:p>LARGE</text:p>
          </table:table-cell>
          <table:table-cell table:style-name="ce5" office:value-type="float" office:value="26712.753225" calcext:value-type="float">
            <text:p>26,713</text:p>
          </table:table-cell>
          <table:table-cell table:formula="of:=([.$C19]-[.$C7])/[.$C7]" office:value-type="percentage" office:value="-0.348728313158448" calcext:value-type="percentage">
            <text:p>-34.87%</text:p>
          </table:table-cell>
          <table:table-cell table:style-name="ce5" office:value-type="float" office:value="1095.475476" calcext:value-type="float">
            <text:p>1,095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StarMultiPath3</text:p>
          </table:table-cell>
          <table:table-cell office:value-type="string" calcext:value-type="string">
            <text:p>SMALL</text:p>
          </table:table-cell>
          <table:table-cell table:style-name="ce5" office:value-type="float" office:value="114900.269172" calcext:value-type="float">
            <text:p>114,900</text:p>
          </table:table-cell>
          <table:table-cell table:formula="of:=([.$C20]-[.$C8])/[.$C8]" office:value-type="percentage" office:value="-0.454026669919784" calcext:value-type="percentage">
            <text:p>-45.40%</text:p>
          </table:table-cell>
          <table:table-cell table:style-name="ce5" office:value-type="float" office:value="1367.15675" calcext:value-type="float">
            <text:p>1,367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StarMultiPath3</text:p>
          </table:table-cell>
          <table:table-cell office:value-type="string" calcext:value-type="string">
            <text:p>MEDIUM</text:p>
          </table:table-cell>
          <table:table-cell table:style-name="ce5" office:value-type="float" office:value="40824.69756" calcext:value-type="float">
            <text:p>40,825</text:p>
          </table:table-cell>
          <table:table-cell table:formula="of:=([.$C21]-[.$C9])/[.$C9]" office:value-type="percentage" office:value="-0.287964693963282" calcext:value-type="percentage">
            <text:p>-28.80%</text:p>
          </table:table-cell>
          <table:table-cell table:style-name="ce5" office:value-type="float" office:value="717.857341" calcext:value-type="float">
            <text:p>718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StarMultiPath3</text:p>
          </table:table-cell>
          <table:table-cell office:value-type="string" calcext:value-type="string">
            <text:p>LARGE</text:p>
          </table:table-cell>
          <table:table-cell table:style-name="ce5" office:value-type="float" office:value="27288.393152" calcext:value-type="float">
            <text:p>27,288</text:p>
          </table:table-cell>
          <table:table-cell table:formula="of:=([.$C22]-[.$C10])/[.$C10]" office:value-type="percentage" office:value="-0.288175814520251" calcext:value-type="percentage">
            <text:p>-28.82%</text:p>
          </table:table-cell>
          <table:table-cell table:style-name="ce5" office:value-type="float" office:value="486.753565" calcext:value-type="float">
            <text:p>487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StarMultiPath4</text:p>
          </table:table-cell>
          <table:table-cell office:value-type="string" calcext:value-type="string">
            <text:p>SMALL</text:p>
          </table:table-cell>
          <table:table-cell table:style-name="ce5" office:value-type="float" office:value="117800.851933" calcext:value-type="float">
            <text:p>117,801</text:p>
          </table:table-cell>
          <table:table-cell table:formula="of:=([.$C23]-[.$C11])/[.$C11]" office:value-type="percentage" office:value="-0.502451013167881" calcext:value-type="percentage">
            <text:p>-50.25%</text:p>
          </table:table-cell>
          <table:table-cell table:style-name="ce5" office:value-type="float" office:value="1553.30637" calcext:value-type="float">
            <text:p>1,553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StarMultiPath4</text:p>
          </table:table-cell>
          <table:table-cell office:value-type="string" calcext:value-type="string">
            <text:p>MEDIUM</text:p>
          </table:table-cell>
          <table:table-cell table:style-name="ce5" office:value-type="float" office:value="41181.853155" calcext:value-type="float">
            <text:p>41,182</text:p>
          </table:table-cell>
          <table:table-cell table:formula="of:=([.$C24]-[.$C12])/[.$C12]" office:value-type="percentage" office:value="-0.373295453762049" calcext:value-type="percentage">
            <text:p>-37.33%</text:p>
          </table:table-cell>
          <table:table-cell table:style-name="ce5" office:value-type="float" office:value="7099.926277" calcext:value-type="float">
            <text:p>7,100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StarMultiPath4</text:p>
          </table:table-cell>
          <table:table-cell office:value-type="string" calcext:value-type="string">
            <text:p>LARGE</text:p>
          </table:table-cell>
          <table:table-cell table:style-name="ce5" office:value-type="float" office:value="26138.345527" calcext:value-type="float">
            <text:p>26,138</text:p>
          </table:table-cell>
          <table:table-cell table:formula="of:=([.$C25]-[.$C13])/[.$C13]" office:value-type="percentage" office:value="-0.419987908560917" calcext:value-type="percentage">
            <text:p>-42.00%</text:p>
          </table:table-cell>
          <table:table-cell table:style-name="ce5" office:value-type="float" office:value="4651.43866" calcext:value-type="float">
            <text:p>4,651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SMALL</text:p>
          </table:table-cell>
          <table:table-cell table:style-name="ce5" office:value-type="float" office:value="62444.840793" calcext:value-type="float">
            <text:p>62,445</text:p>
          </table:table-cell>
          <table:table-cell table:formula="of:=([.$C26]-[.$C32])/[.$C32]" office:value-type="percentage" office:value="0.407227772803285" calcext:value-type="percentage">
            <text:p>40.72%</text:p>
          </table:table-cell>
          <table:table-cell table:style-name="ce5" office:value-type="float" office:value="22830.071042" calcext:value-type="float">
            <text:p>22,830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MEDIUM</text:p>
          </table:table-cell>
          <table:table-cell table:style-name="ce5" office:value-type="float" office:value="7220.349009" calcext:value-type="float">
            <text:p>7,220</text:p>
          </table:table-cell>
          <table:table-cell table:formula="of:=([.$C27]-[.$C33])/[.$C33]" office:value-type="percentage" office:value="0.37650703777708" calcext:value-type="percentage">
            <text:p>37.65%</text:p>
          </table:table-cell>
          <table:table-cell table:style-name="ce5" office:value-type="float" office:value="235.388174" calcext:value-type="float">
            <text:p>235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LARGE</text:p>
          </table:table-cell>
          <table:table-cell table:style-name="ce5" office:value-type="float" office:value="2470.506226" calcext:value-type="float">
            <text:p>2,471</text:p>
          </table:table-cell>
          <table:table-cell table:formula="of:=([.$C28]-[.$C34])/[.$C34]" office:value-type="percentage" office:value="0.349281183580071" calcext:value-type="percentage">
            <text:p>34.93%</text:p>
          </table:table-cell>
          <table:table-cell table:style-name="ce5" office:value-type="float" office:value="34.113722" calcext:value-type="float">
            <text:p>34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dijkstra4</text:p>
          </table:table-cell>
          <table:table-cell office:value-type="string" calcext:value-type="string">
            <text:p>SMALL</text:p>
          </table:table-cell>
          <table:table-cell table:style-name="ce5" office:value-type="float" office:value="65616.956604" calcext:value-type="float">
            <text:p>65,617</text:p>
          </table:table-cell>
          <table:table-cell table:formula="of:=([.$C29]-[.$C35])/[.$C35]" office:value-type="percentage" office:value="0.51950489574443" calcext:value-type="percentage">
            <text:p>51.95%</text:p>
          </table:table-cell>
          <table:table-cell table:style-name="ce5" office:value-type="float" office:value="778.626102" calcext:value-type="float">
            <text:p>779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dijkstra4</text:p>
          </table:table-cell>
          <table:table-cell office:value-type="string" calcext:value-type="string">
            <text:p>MEDIUM</text:p>
          </table:table-cell>
          <table:table-cell table:style-name="ce5" office:value-type="float" office:value="7342.555954" calcext:value-type="float">
            <text:p>7,343</text:p>
          </table:table-cell>
          <table:table-cell table:formula="of:=([.$C30]-[.$C36])/[.$C36]" office:value-type="percentage" office:value="0.385700764464838" calcext:value-type="percentage">
            <text:p>38.57%</text:p>
          </table:table-cell>
          <table:table-cell table:style-name="ce5" office:value-type="float" office:value="1149.844463" calcext:value-type="float">
            <text:p>1,150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dijkstra4</text:p>
          </table:table-cell>
          <table:table-cell office:value-type="string" calcext:value-type="string">
            <text:p>LARGE</text:p>
          </table:table-cell>
          <table:table-cell table:style-name="ce5" office:value-type="float" office:value="2472.655471" calcext:value-type="float">
            <text:p>2,473</text:p>
          </table:table-cell>
          <table:table-cell table:formula="of:=([.$C31]-[.$C37])/[.$C37]" office:value-type="percentage" office:value="0.396144400367676" calcext:value-type="percentage">
            <text:p>39.61%</text:p>
          </table:table-cell>
          <table:table-cell table:style-name="ce5" office:value-type="float" office:value="485.89873" calcext:value-type="float">
            <text:p>486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dijkstraMultiPath</text:p>
          </table:table-cell>
          <table:table-cell office:value-type="string" calcext:value-type="string">
            <text:p>SMALL</text:p>
          </table:table-cell>
          <table:table-cell table:style-name="ce5" office:value-type="float" office:value="44374.366396" calcext:value-type="float">
            <text:p>44,374</text:p>
          </table:table-cell>
          <table:table-cell table:formula="of:=([.$C32]-[.$C26])/[.$C26]" office:value-type="percentage" office:value="-0.289382984527133" calcext:value-type="percentage">
            <text:p>-28.94%</text:p>
          </table:table-cell>
          <table:table-cell table:style-name="ce5" office:value-type="float" office:value="2096.202038" calcext:value-type="float">
            <text:p>2,096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dijkstraMultiPath</text:p>
          </table:table-cell>
          <table:table-cell office:value-type="string" calcext:value-type="string">
            <text:p>MEDIUM</text:p>
          </table:table-cell>
          <table:table-cell table:style-name="ce5" office:value-type="float" office:value="5245.413798" calcext:value-type="float">
            <text:p>5,245</text:p>
          </table:table-cell>
          <table:table-cell table:formula="of:=([.$C33]-[.$C27])/[.$C27]" office:value-type="percentage" office:value="-0.273523510918695" calcext:value-type="percentage">
            <text:p>-27.35%</text:p>
          </table:table-cell>
          <table:table-cell table:style-name="ce5" office:value-type="float" office:value="1095.302911" calcext:value-type="float">
            <text:p>1,095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dijkstraMultiPath</text:p>
          </table:table-cell>
          <table:table-cell office:value-type="string" calcext:value-type="string">
            <text:p>LARGE</text:p>
          </table:table-cell>
          <table:table-cell table:style-name="ce5" office:value-type="float" office:value="1830.979529" calcext:value-type="float">
            <text:p>1,831</text:p>
          </table:table-cell>
          <table:table-cell table:formula="of:=([.$C34]-[.$C28])/[.$C28]" office:value-type="percentage" office:value="-0.258864636838199" calcext:value-type="percentage">
            <text:p>-25.89%</text:p>
          </table:table-cell>
          <table:table-cell table:style-name="ce5" office:value-type="float" office:value="13.995909" calcext:value-type="float">
            <text:p>14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dijkstraMultiPath4</text:p>
          </table:table-cell>
          <table:table-cell office:value-type="string" calcext:value-type="string">
            <text:p>SMALL</text:p>
          </table:table-cell>
          <table:table-cell table:style-name="ce5" office:value-type="float" office:value="43183.116282" calcext:value-type="float">
            <text:p>43,183</text:p>
          </table:table-cell>
          <table:table-cell table:formula="of:=([.$C35]-[.$C29])/[.$C29]" office:value-type="percentage" office:value="-0.341890899594579" calcext:value-type="percentage">
            <text:p>-34.19%</text:p>
          </table:table-cell>
          <table:table-cell table:style-name="ce5" office:value-type="float" office:value="131.444775" calcext:value-type="float">
            <text:p>131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dijkstraMultiPath4</text:p>
          </table:table-cell>
          <table:table-cell office:value-type="string" calcext:value-type="string">
            <text:p>MEDIUM</text:p>
          </table:table-cell>
          <table:table-cell table:style-name="ce5" office:value-type="float" office:value="5298.803423" calcext:value-type="float">
            <text:p>5,299</text:p>
          </table:table-cell>
          <table:table-cell table:formula="of:=([.$C36]-[.$C30])/[.$C30]" office:value-type="percentage" office:value="-0.278343473826253" calcext:value-type="percentage">
            <text:p>-27.83%</text:p>
          </table:table-cell>
          <table:table-cell table:style-name="ce5" office:value-type="float" office:value="935.094129" calcext:value-type="float">
            <text:p>935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dijkstraMultiPath4</text:p>
          </table:table-cell>
          <table:table-cell office:value-type="string" calcext:value-type="string">
            <text:p>LARGE</text:p>
          </table:table-cell>
          <table:table-cell table:style-name="ce5" office:value-type="float" office:value="1771.059978" calcext:value-type="float">
            <text:p>1,771</text:p>
          </table:table-cell>
          <table:table-cell table:formula="of:=([.$C37]-[.$C31])/[.$C31]" office:value-type="percentage" office:value="-0.283741710573313" calcext:value-type="percentage">
            <text:p>-28.37%</text:p>
          </table:table-cell>
          <table:table-cell table:style-name="ce5" office:value-type="float" office:value="335.914272" calcext:value-type="float">
            <text:p>336</text:p>
          </table:table-cell>
          <table:table-cell office:value-type="string" calcext:value-type="string">
            <text:p>ops/s</text:p>
          </table:table-cell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2023-11-24'.A2:'2023-11-24'.F13">
            <calcext:condition calcext:apply-style-name="BG Light Blue 100" calcext:value="formula-is([.$A2]=&quot;aStar&quot;)" calcext:base-cell-address="'2023-11-24'.A2"/>
            <calcext:condition calcext:apply-style-name="BG Amber 100" calcext:value="formula-is([.$A2]=&quot;aStar2&quot;)" calcext:base-cell-address="'2023-11-24'.A2"/>
            <calcext:condition calcext:apply-style-name="BG Blue 100" calcext:value="formula-is([.$A2]=&quot;aStarMultiPath&quot;)" calcext:base-cell-address="'2023-11-24'.A2"/>
            <calcext:condition calcext:apply-style-name="BG Amber 200" calcext:value="formula-is([.$A2]=&quot;aStarMultiPath2&quot;)" calcext:base-cell-address="'2023-11-24'.A2"/>
          </calcext:conditional-format>
        </calcext:conditional-formats>
      </table:table>
      <table:named-expressions/>
      <table:database-ranges>
        <table:database-range table:name="__Anonymous_Sheet_DB__0" table:target-range-address="PathSearchBenchmark.A1:PathSearchBenchmark.H9">
          <table:sort>
            <table:sort-by table:field-number="1" table:order="descending" table:data-type="automatic"/>
            <table:sort-by table:field-number="0" table:data-type="automatic"/>
          </table:sort>
        </table:database-range>
        <table:database-range table:name="__Anonymous_Sheet_DB__1" table:target-range-address="'2023-11-21'.A1:'2023-11-21'.H9">
          <table:sort>
            <table:sort-by table:field-number="1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'2023-11-24'.A1:'2023-11-24'.F37">
          <table:sort>
            <table:sort-by table:field-number="0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_20_Amber_20_100" style:display-name="BG Amber 100" style:family="table-cell" style:parent-style-name="Default">
      <style:table-cell-properties fo:background-color="#ffecb3"/>
    </style:style>
    <style:style style:name="BG_20_Amber" style:display-name="BG Amber" style:family="table-cell" style:parent-style-name="Default">
      <style:table-cell-properties fo:background-color="#ffc107"/>
    </style:style>
    <style:style style:name="BG_20_Blue_20_100" style:display-name="BG Blue 100" style:family="table-cell" style:parent-style-name="Default">
      <style:table-cell-properties fo:background-color="#bbdefb"/>
    </style:style>
    <style:style style:name="BG_20_Blue_20_300" style:display-name="BG Blue 300" style:family="table-cell" style:parent-style-name="Default">
      <style:table-cell-properties fo:background-color="#64b5f6"/>
    </style:style>
    <style:style style:name="BG_20_Light_20_Blue_20_100" style:display-name="BG Light Blue 100" style:family="table-cell" style:parent-style-name="Default">
      <style:table-cell-properties fo:background-color="#b3e5fc"/>
    </style:style>
    <style:style style:name="BG_20_Amber_20_200" style:display-name="BG Amber 200" style:family="table-cell" style:parent-style-name="BG_20_Amber_20_100">
      <style:table-cell-properties fo:background-color="#ffe082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8T15:58:12.570000000</dc:date>
    <dc:creator>Alex Epshteyn</dc:creator>
    <meta:editing-duration>P9DT20H17M25S</meta:editing-duration>
    <meta:editing-cycles>4</meta:editing-cycles>
    <meta:generator>LibreOffice/7.4.3.2$Windows_X86_64 LibreOffice_project/1048a8393ae2eeec98dff31b5c133c5f1d08b890</meta:generator>
    <meta:document-statistic meta:table-count="3" meta:cell-count="370" meta:object-count="0"/>
  </office:meta>
</office:document-meta>
</file>